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8.043cm"/>
        </style:tab-stops>
      </style:paragraph-properties>
      <style:text-properties fo:color="#00ccff" fo:font-size="16pt" officeooo:rsid="0006e3c6" officeooo:paragraph-rsid="0006e3c6" style:font-size-asian="16pt" style:font-size-complex="16pt"/>
    </style:style>
    <style:style style:name="P2" style:family="paragraph" style:parent-style-name="Standard">
      <style:paragraph-properties>
        <style:tab-stops>
          <style:tab-stop style:position="8.043cm"/>
        </style:tab-stops>
      </style:paragraph-properties>
      <style:text-properties fo:color="#000000" officeooo:rsid="0006e3c6" officeooo:paragraph-rsid="0006e3c6"/>
    </style:style>
    <style:style style:name="P3" style:family="paragraph" style:parent-style-name="Standard">
      <style:paragraph-properties>
        <style:tab-stops>
          <style:tab-stop style:position="8.043cm"/>
        </style:tab-stops>
      </style:paragraph-properties>
      <style:text-properties fo:color="#000000" officeooo:rsid="0006e3c6" officeooo:paragraph-rsid="00082ce4"/>
    </style:style>
    <style:style style:name="P4" style:family="paragraph" style:parent-style-name="Standard">
      <style:paragraph-properties>
        <style:tab-stops>
          <style:tab-stop style:position="8.043cm"/>
        </style:tab-stops>
      </style:paragraph-properties>
      <style:text-properties fo:color="#000000" officeooo:rsid="00082ce4" officeooo:paragraph-rsid="00082ce4"/>
    </style:style>
    <style:style style:name="P5" style:family="paragraph" style:parent-style-name="Standard">
      <style:paragraph-properties>
        <style:tab-stops>
          <style:tab-stop style:position="8.043cm"/>
        </style:tab-stops>
      </style:paragraph-properties>
      <style:text-properties fo:color="#000000" style:text-outline="false" style:text-line-through-style="none" style:font-name="Ubuntu" fo:font-size="12pt" fo:letter-spacing="normal" fo:font-style="normal" fo:text-shadow="none" style:text-underline-style="none" fo:font-weight="normal" officeooo:rsid="0006e3c6" officeooo:paragraph-rsid="0006e3c6" style:letter-kerning="false" style:font-size-asian="12pt" style:font-style-asian="normal" style:font-weight-asian="normal" style:font-size-complex="12pt" style:text-emphasize="none"/>
    </style:style>
    <style:style style:name="P6" style:family="paragraph" style:parent-style-name="Standard">
      <style:paragraph-properties>
        <style:tab-stops>
          <style:tab-stop style:position="8.043cm"/>
        </style:tab-stops>
      </style:paragraph-properties>
      <style:text-properties fo:color="#000000" officeooo:rsid="0006e3c6" officeooo:paragraph-rsid="0006e3c6"/>
    </style:style>
    <style:style style:name="P7" style:family="paragraph" style:parent-style-name="Standard">
      <style:paragraph-properties>
        <style:tab-stops>
          <style:tab-stop style:position="8.043cm"/>
        </style:tab-stops>
      </style:paragraph-properties>
      <style:text-properties fo:color="#000000" officeooo:rsid="0006e3c6" officeooo:paragraph-rsid="000edf48"/>
    </style:style>
    <style:style style:name="P8" style:family="paragraph" style:parent-style-name="Standard">
      <style:paragraph-properties>
        <style:tab-stops>
          <style:tab-stop style:position="8.043cm"/>
        </style:tab-stops>
      </style:paragraph-properties>
      <style:text-properties fo:color="#000000" officeooo:rsid="001e9daf" officeooo:paragraph-rsid="0006e3c6"/>
    </style:style>
    <style:style style:name="P9" style:family="paragraph" style:parent-style-name="Standard">
      <style:paragraph-properties>
        <style:tab-stops>
          <style:tab-stop style:position="8.043cm"/>
        </style:tab-stops>
      </style:paragraph-properties>
      <style:text-properties fo:color="#000000" officeooo:rsid="00082ce4" officeooo:paragraph-rsid="000edf48"/>
    </style:style>
    <style:style style:name="P10" style:family="paragraph" style:parent-style-name="Standard">
      <style:paragraph-properties>
        <style:tab-stops>
          <style:tab-stop style:position="8.043cm"/>
        </style:tab-stops>
      </style:paragraph-properties>
      <style:text-properties fo:color="#000000" officeooo:rsid="00082ce4" officeooo:paragraph-rsid="0006e3c6"/>
    </style:style>
    <style:style style:name="P11" style:family="paragraph" style:parent-style-name="Standard">
      <style:paragraph-properties>
        <style:tab-stops>
          <style:tab-stop style:position="8.043cm"/>
        </style:tab-stops>
      </style:paragraph-properties>
      <style:text-properties fo:color="#000000" officeooo:rsid="00116ea2" officeooo:paragraph-rsid="00116ea2"/>
    </style:style>
    <style:style style:name="P12" style:family="paragraph" style:parent-style-name="Standard" style:master-page-name="">
      <style:paragraph-properties fo:margin-left="0.026cm" fo:margin-right="0cm" fo:text-indent="-8.026cm" style:auto-text-indent="false" style:page-number="auto">
        <style:tab-stops>
          <style:tab-stop style:position="8.07cm"/>
        </style:tab-stops>
      </style:paragraph-properties>
      <style:text-properties fo:color="#000000" officeooo:rsid="001e9daf" officeooo:paragraph-rsid="00107bf9"/>
    </style:style>
    <style:style style:name="T1" style:family="text">
      <style:text-properties style:text-outline="false" style:text-line-through-style="none" style:font-name="Ubuntu" fo:font-size="12pt" fo:letter-spacing="normal" fo:font-style="normal" fo:text-shadow="none" style:text-underline-style="none" fo:font-weight="normal" style:letter-kerning="false" style:font-size-asian="12pt" style:font-style-asian="normal" style:font-weight-asian="normal" style:font-size-complex="12pt" style:text-emphasize="none"/>
    </style:style>
    <style:style style:name="T2" style:family="text">
      <style:text-properties officeooo:rsid="00082ce4"/>
    </style:style>
    <style:style style:name="T3" style:family="text">
      <style:text-properties officeooo:rsid="00084e16"/>
    </style:style>
    <style:style style:name="T4" style:family="text">
      <style:text-properties officeooo:rsid="000ae45b"/>
    </style:style>
    <style:style style:name="T5" style:family="text">
      <style:text-properties officeooo:rsid="000edf48"/>
    </style:style>
    <style:style style:name="T6" style:family="text">
      <style:text-properties officeooo:rsid="001e9daf"/>
    </style:style>
    <style:style style:name="T7" style:family="text">
      <style:text-properties officeooo:rsid="00107bf9"/>
    </style:style>
    <style:style style:name="T8" style:family="text">
      <style:text-properties officeooo:rsid="00116ea2"/>
    </style:style>
    <style:style style:name="T9" style:family="text">
      <style:text-properties officeooo:rsid="0013642d"/>
    </style:style>
    <style:style style:name="T10" style:family="text">
      <style:text-properties officeooo:rsid="001558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<text:span text:style-name="T10">Stories</text:span> FlatMan</text:p>
      <text:p text:style-name="P2"/>
      <text:p text:style-name="P3"><text:span text:style-name="T1">Als neuer Anwender möchte ich </text:span><text:tab/>-Als Facebook-Nutzer möchte ich mich über Facebook einloggen um mir weitere Eingaben zu <text:span text:style-name="T1">mehrere Möglichkeiten für Login</text:span><text:tab/> ersparen.</text:p>
      <text:p text:style-name="P5"><text:tab/>-Als Google+ Nuter möchte ich mich über Google-Account einloggen</text:p>
      <text:p text:style-name="P5"><text:tab/>-Als nicht registrieter Kunde möchte ich möglichst wenig private Infos bekanntgeben. </text:p>
      <text:p text:style-name="P5"><text:tab/> Einloggen mittels Username und Addresse sollte genügen</text:p>
      <text:p text:style-name="P5"/>
      <text:p text:style-name="P5">Als neuer Kunde möchte ich <text:tab/>-Mitglieder hinzufügen<text:tab/></text:p>
      <text:p text:style-name="P5">eine WG erstellen können und<text:tab/>-Mitglieder löschen</text:p>
      <text:p text:style-name="P5">Mitglieder verwalten können<text:tab/>-WG verlassen<text:tab/></text:p>
      <text:p text:style-name="P2"/>
      <text:p text:style-name="P2">Als Anwender möchte ich<text:tab/>-persönliche Daten pflegen</text:p>
      <text:p text:style-name="P2">meine Daten pflegen<text:tab/>-WG Daten pflegen</text:p>
      <text:p text:style-name="P2"><text:tab/>-Einstellungen verwalten</text:p>
      <text:p text:style-name="P2"/>
      <text:p text:style-name="P2">Als Anwender möchte ich <text:tab/>-Neue einzukaufende Produkte hinzufügen</text:p>
      <text:p text:style-name="P3">Features für Einkaufsliste<text:tab/>-Als Anwender, der gerade einen Einkauf getätigt hat, möchte ich die eingekauften <text:tab/> <text:tab/> verwenden <text:span text:style-name="T2">können.</text:span><text:tab/> Produkte von der Einkaufsliste entfernen und eine automatische Abrechnung mit den </text:p>
      <text:p text:style-name="P2"><text:tab/> anderen Mitgliedern meiner WG. </text:p>
      <text:p text:style-name="P2"><text:tab/>-Als Anwender möchte ich eventuell eine spezielle Einkaufsliste erstellen können (Möbel, <text:tab/> <text:s/><text:tab/> Werkzeug) </text:p>
      <text:p text:style-name="P2"><text:tab/>-<text:span text:style-name="T2">Sortierung nach Kategorien ermöglicht effizietes Einkaufen. </text:span></text:p>
      <text:p text:style-name="P2"/>
      <text:p text:style-name="P12">Einkauf splitten<text:tab/><text:span text:style-name="T8">Als User möchte ich WG</text:span><text:tab/><text:span text:style-name="T7">-Der User will den gemeinsamen WG-Einkauf nicht manuell abrechnen, sondern via <text:s text:c="17"/>Mitglieder auswählen, die <text:tab/> Checkboxes auswählen, welcher der WG-Mitglieder für die Produkte mitbezahlen muss.</text:span></text:p>
      <text:p text:style-name="P11">die Rechnung betreffen</text:p>
      <text:p text:style-name="P10"/>
      <text:p text:style-name="P2">Als User möchte ich Rechnungen, die <text:tab/>-Rechnung für Miete eintragen</text:p>
      <text:p text:style-name="P2">meine WG betreffen, eintragen<text:tab/>-Rechnung für Strom eintragen</text:p>
      <text:p text:style-name="P2">können<text:tab/>-Rechnung für Heizung eintragen</text:p>
      <text:p text:style-name="P2"><text:tab/>-Rechnung für gemeinsam benutztes Auto eintragen</text:p>
      <text:p text:style-name="P2"/>
      <text:p text:style-name="P2"/>
      <text:p text:style-name="P2"><text:soft-page-break/>Als User möchte ich Zahlungen <text:tab/>-Bestätigung des Zahlungseingangs. </text:p>
      <text:p text:style-name="P2">von anderen WG-Mitgliedern</text:p>
      <text:p text:style-name="P2">eintragen können<text:tab/></text:p>
      <text:p text:style-name="P2"/>
      <text:p text:style-name="P2">Als User möchte ich für gewissen <text:tab/>-Strom</text:p>
      <text:p text:style-name="P2">Zeitraum Daten für <text:tab/>-Gas</text:p>
      <text:p text:style-name="P2">Resourcenverbauch eingeben.<text:tab/></text:p>
      <text:p text:style-name="P2"/>
      <text:p text:style-name="P2">Als User möchte ich ein<text:tab/>-<text:span text:style-name="T3">Mit einer Auswahl möchte ich ausgewähltes Diagramm seit Beginn der Aufzeichnung sehen</text:span></text:p>
      <text:p text:style-name="P2">übersichtliches Diagramm <text:tab/></text:p>
      <text:p text:style-name="P2">für den Resourcenverbauch</text:p>
      <text:p text:style-name="P2">einsehen können. </text:p>
      <text:p text:style-name="P2"/>
      <text:p text:style-name="P2">Als User möchte ich shared Items </text:p>
      <text:p text:style-name="P2">zu meiner WG hinzufügen können</text:p>
      <text:p text:style-name="P2"/>
      <text:p text:style-name="P7">Als User möchte ich für <text:tab/><text:span text:style-name="T6">Man muss wissen ob ein Tool gerade zur Verfügung steht, falls nicht, müssen</text:span></text:p>
      <text:p text:style-name="P7">mein WG shared Items ausleihen <text:tab/><text:span text:style-name="T6">die User das sofort sehen, um irrelevante Anfragen zu vermeiden.</text:span></text:p>
      <text:p text:style-name="P8"/>
      <text:p text:style-name="P2"/>
      <text:p text:style-name="P4">Im Ausleihprozess möchte<text:tab/>-Eine übersichtliche Karte mit Entfernung der WGs die Item anbieten</text:p>
      <text:p text:style-name="P4">ich als User einen möglichst <text:tab/>-Schnelle Kontaktaufnahme mittels direkter Message</text:p>
      <text:p text:style-name="P9">einfache Ablauf. </text:p>
      <text:p text:style-name="P9"/>
      <text:p text:style-name="P9"><text:span text:style-name="T6">Push-Notifications<text:tab/>Falls jemand ein Tool eines Users ausleihen will, soll dieser nicht nur in seinem Profil, <text:tab/><text:tab/>sondern auch via Push-notifications darauf aufmerksam gemacht werden.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" svg:font-family="Ubuntu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de" fo:country="A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Ubuntu" fo:font-size="12pt" fo:language="de" fo:country="A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" fo:font-family="Ubuntu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Ubuntu" fo:font-family="Ubuntu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2T13:43:34.548437546</meta:creation-date>
    <dc:date>2014-03-14T08:40:19.182540667</dc:date>
    <meta:editing-duration>PT22M50S</meta:editing-duration>
    <meta:editing-cycles>12</meta:editing-cycles>
    <meta:generator>LibreOffice/4.1.3.2$Linux_X86_64 LibreOffice_project/410m0$Build-2</meta:generator>
    <dc:creator>christoph </dc:creator>
    <meta:document-statistic meta:table-count="0" meta:image-count="0" meta:object-count="0" meta:page-count="2" meta:paragraph-count="40" meta:word-count="351" meta:character-count="2607" meta:non-whitespace-character-count="2228"/>
  </office:meta>
</office:document-meta>
</file>